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6d1f" officeooo:paragraph-rsid="000d6d1f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d6d1f" officeooo:paragraph-rsid="000d6d1f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d6d1f" officeooo:paragraph-rsid="000d6d1f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d971a" officeooo:paragraph-rsid="000d971a"/>
    </style:style>
    <style:style style:name="P5" style:family="paragraph" style:parent-style-name="Standard">
      <style:paragraph-properties fo:text-align="justify" style:justify-single-word="false"/>
      <style:text-properties officeooo:rsid="000d971a" officeooo:paragraph-rsid="000d971a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d971a" officeooo:paragraph-rsid="000d971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d6d1f" officeooo:paragraph-rsid="000d6d1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d6d1f" officeooo:paragraph-rsid="000d6d1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officeooo:rsid="000d6d1f" officeooo:paragraph-rsid="000d6d1f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officeooo:paragraph-rsid="000d6d1f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e995c" officeooo:paragraph-rsid="000e995c" style:font-size-asian="10.5pt" style:font-weight-asian="normal" style:font-size-complex="12pt" style:font-weight-complex="normal"/>
    </style:style>
    <style:style style:name="T1" style:family="text">
      <style:text-properties officeooo:rsid="000d6d1f"/>
    </style:style>
    <style:style style:name="T2" style:family="text">
      <style:text-properties officeooo:rsid="000d97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#Rohit Gaikwad</text:p>
      <text:p text:style-name="P9">#1001236285</text:p>
      <text:p text:style-name="P1"/>
      <text:p text:style-name="P1"/>
      <text:p text:style-name="P7">Implementation</text:p>
      <text:p text:style-name="P8"/>
      <text:p text:style-name="P10"><text:span text:style-name="T1">I divided the news group data into two equal parts for training and testing each.</text:span></text:p>
      <text:p text:style-name="P10"/>
      <text:p text:style-name="P3">Training:-</text:p>
      <text:list xml:id="list1838522675557774266" text:style-name="L1">
        <text:list-item>
          <text:p text:style-name="P2">First the word count is done for all the classes and with that, the total vocabulary is also created.</text:p>
        </text:list-item>
        <text:list-item>
          <text:p text:style-name="P2">The vocabulary is shortened by removing less frequent words, having a count less than 3.</text:p>
        </text:list-item>
        <text:list-item>
          <text:p text:style-name="P2">The classes are then trained by calculating the probabilities of each word per class. If a word in the vocabulary is not in the class, the count is stated as 2, which is the lowest as the counts of other words is at least 3.</text:p>
        </text:list-item>
      </text:list>
      <text:p text:style-name="P3">Testing:-</text:p>
      <text:list xml:id="list233623033427908" text:continue-numbering="true" text:style-name="L1">
        <text:list-item>
          <text:p text:style-name="P2">After training, the other half of data is then tested .</text:p>
        </text:list-item>
        <text:list-item>
          <text:p text:style-name="P2">For each word of a class, a log is taken of the probability of that word being in that class. The logs for all the words are added for a class. This is done for all the classes and the results are stored in a dictionary.</text:p>
        </text:list-item>
        <text:list-item>
          <text:p text:style-name="P4">The class having the highest probability for a file is considered to the the test output and then compared with the real class. If they are the same, that means our classifier was correct.</text:p>
        </text:list-item>
        <text:list-item>
          <text:p text:style-name="P4">The correct instances are then compared with the total instances which gives us the accuracy for each class.</text:p>
        </text:list-item>
        <text:list-item>
          <text:p text:style-name="P4">The average of all the class accuracies is the final accuracy for the Naive Bayes classifier.</text:p>
        </text:list-item>
      </text:list>
      <text:p text:style-name="P5"/>
      <text:p text:style-name="P5"/>
      <text:p text:style-name="P5"/>
      <text:p text:style-name="P6">Results</text:p>
      <text:p text:style-name="P6"/>
      <text:p text:style-name="P11">The accuracy for each class is calculated and the mean of it comes to <text:span text:style-name="T2">81.69% </text:span>which is the accuracy of our Naive Bayes Classif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3:09:01.496203523</meta:creation-date>
    <dc:date>2016-09-27T23:35:43.929167165</dc:date>
    <meta:editing-duration>PT5M11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258" meta:character-count="1360" meta:non-whitespace-character-count="1126"/>
  </office:meta>
</office:document-meta>
</file>